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DejaVu Sans Condensed" svg:font-family="'DejaVu Sans Condensed'"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cm" fo:margin-right="0cm" fo:text-align="justify" style:justify-single-word="false" fo:text-indent="1cm" style:auto-text-indent="false"/>
    </style:style>
    <style:style style:name="P2" style:family="paragraph" style:parent-style-name="Tesis-Normal" style:list-style-name="L1"/>
    <style:style style:name="T1" style:family="text">
      <style:text-properties fo:font-style="normal" fo:font-weight="normal" style:font-style-asian="normal" style:font-weight-asian="normal" style:font-style-complex="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8189541" text:style-name="Numbering_20_1">
        <text:list-item>
          <text:list>
            <text:list-header>
              <text:h text:style-name="Tesis-SubSeccionNumerada" text:outline-level="2">Business Intelligence (BI)</text:h>
            </text:list-header>
          </text:list>
        </text:list-item>
      </text:list>
      <text:p text:style-name="Tesis-Normal">BI es el término que caracteriza una amplia variedad de tecnologías, plataformas de software, especificaciones de aplicaciones y procesos. El objetivo primario de la BI es contribuir a tomar decisiones que mejoren el desempeño de la organización y promover su ventaja competitiva en el mercado. </text:p>
      <text:p text:style-name="Tesis-Normal">En el caso de los Organismos públicos garantizan la calidad de vida de la sociedad. BI faculta a la organización a tomar decisiones, a ahorrar tiempo y provee confiabilidad y precisión. Este concepto requiere que se lo analice desde tres perspectivas: 1)La toma de decisiones en menor tiempo, 2) confiabilidad y precision, 3)converción de datos en información.</text:p>
      <text:p text:style-name="Tesis-Normal">En relación a la conversión de datos en información BI se orienta a establecer <text:s/>el puente que una las <text:s/>grandes cantidades de datos y la información que los tomadores de decisiones requieren cotidianamente. Para ello se emplean indicadores de desempeño clave destinados a colectar información de las métricas que afectan unidades particulares de la empresa así como todo el manejo de información de la empresa. </text:p>
      <text:p text:style-name="Tesis-Normal">BI puede describirse como una aplicación relacional para la administración, como un estado organizacional o una filosofía de administración. En resumen, BI se caracteriza por buscar hechos cuantitativos medibles y objetivos acerca de la empresa, usar métodos y tecnologías para el análisis de hechos, desarrollar modelos que expliquen la causa-efecto de las relaciones entre las acciones operacionales y los efectos que <text:s/>demuestran que han alcanzado las metas, y experimentar con aplicaciones alternativas y supervisar los resultados que sirven de retroalimentación.</text:p>
      <text:p text:style-name="Tesis-Normal">Business Intelligence (Inteligencia de Negocios) hizo su aparición en 1996, la Información emergerá en las empresas de vanguardia, con las aplicaciones de Inteligencia de Negocios ampliamente disponibles a nivel de empleados, consultores, clientes, proveedores y el público en general. La clave para surgir en un mercado competitivo es mantenerse delante de sus competidores. Se requiere mas que intuición para tomar decisiones correctas basadas en información exacta y actualizada. Las herramientas de reporte, consulta y análisis de datos pueden ayudar a los usuarios de negocios a navegar a través de un mar de información para sintetizar la información valiosa que en él se encuentra hoy en día esta categoría de herramientas se les llama Inteligencia de Negocios.</text:p>
      <text:p text:style-name="Tesis-Normal">La Inteligencia de Negocios a Nivel Operativo permite que los empleados que trabajan con <text:soft-page-break/>información operativa puedan recibir la misma de una manera oportuna, exacta y adecuada y se componen básicamente de herramientas de reportes u hojas de cálculo con un formato fijo cuya información se actualiza frecuentemente.</text:p>
      <text:p text:style-name="Tesis-Normal">La Inteligencia de Negocios a Nivel Táctico permite que los analistas de datos y la gerencia media de la empresa utilicen herramientas de análisis y consulta con el propósito de tener acceso a la información sin intervención de terceros.</text:p>
      <text:p text:style-name="Tesis-Normal">Como ejemplo un gerente de ventas recibe un reporte preimpreso en donde se indica que las ventas de una determinada categoría de productos o servicios, se incrementaron de manera inusual con relación al periodo anterior, una herramienta de análisis y consulta le permite analizar éste incremento y establecer si el mismo se debe a nuevos productos, nuevos clientes o una estrategia de promociones que haya producido el incremento en la demanda.</text:p>
      <text:p text:style-name="Tesis-Normal">Con éste tipo de herramientas también se puede determinar si en un período específico es usual o inusual que se produzcan éstos comportamientos anormales en la demanda, de manera de poder anticiparnos a ellos y poder aprovechar ésta situación para aumentar el impacto positivo o minimizar el impacto negativo según sea el caso.</text:p>
      <text:p text:style-name="Tesis-Normal">La Inteligencia de Negocios a Nivel Estratégico permite que la alta dirección de las empresas pueda analizar y monitorear tendencias, patrones, metas y objetivos estratégicos de la organización. </text:p>
      <text:p text:style-name="Tesis-Normal">Un esquema de trabajo multidimensional para describir, implementar y administrar estrategia a todo nivel dentro de una empresa, a través de la vinculación de objetivos, iniciativas y mediciones a la estrategia de la organización.-</text:p>
      <text:list xml:id="list38560288" text:style-name="L1">
        <text:list-item>
          <text:p text:style-name="P2">Promueve la alineación estratégica de toda la organización a partir de la transformación de la Visión y Estrategia en planes concretos de acción.</text:p>
        </text:list-item>
        <text:list-item>
          <text:p text:style-name="P2">Fomenta el trabajo en equipo y por consiguiente la colaboración y la coordinación al conducir a toda la organización hacia la consecución de la estrategia definida.</text:p>
        </text:list-item>
        <text:list-item>
          <text:p text:style-name="P2">Facilita la comunicación de los planes estratégicos a toda la empresa.</text:p>
        </text:list-item>
        <text:list-item>
          <text:p text:style-name="P2">Integra y sintetiza un gran volumen de datos e indicadores que surgen de la gestión diaria de las operaciones.</text:p>
        </text:list-item>
        <text:list-item>
          <text:p text:style-name="P2">Desarrolla el conocimiento y el capital humano, bases fundamentales para alcanzar los <text:soft-page-break/>objetivos estratégicos.</text:p>
        </text:list-item>
      </text:list>
      <text:list xml:id="list39429041" text:continue-list="list38189541" text:style-name="Numbering_20_1">
        <text:list-item>
          <text:list>
            <text:list-header>
              <text:h text:style-name="Tesis-SubSeccionNumerada" text:outline-level="2">Datawarehouse</text:h>
            </text:list-header>
          </text:list>
        </text:list-item>
      </text:list>
      <text:p text:style-name="Tesis-Normal">El término Datawarehouse es <text:span text:style-name="T1">una colección de datos orientados a temas, integrados, variable en el tiempo y no volátil que ayudan al proceso de toma de decisiones gerenciales.</text:span></text:p>
      <text:p text:style-name="Tesis-Normal">Datawarehouse es una base de datos orientada al análisis de la información histórica contenida en ella. Dependiendo de las necesidades de análisis de la organización como datos, archivos de información, etc. pueden almacenarse desde unos meses hasta varios años de información. El modelo que soporta la información que contiene se encuentra diseñado, estructurado e implementado con la finalidad y propósito del análisis y navegación de los datos. Se entiende por navegación o drilling de los datos, la posibilidad de ver información correspondiente a diferentes contextos o entornos, por ejemplo, analizar las ventas anuales, trimestrales, mensuales y poder “abrirlas” según zonas, vendedor o clientes.</text:p>
      <text:p text:style-name="P1"/>
      <text:list xml:id="list39445886" text:continue-numbering="true" text:style-name="Numbering_20_1">
        <text:list-item>
          <text:list>
            <text:list-header>
              <text:h text:style-name="Tesis-SubSeccionNumerada" text:outline-level="2">OLAP</text:h>
            </text:list-header>
          </text:list>
        </text:list-item>
      </text:list>
      <text:p text:style-name="Tesis-Normal">El término OLAP procesamiento analítico en línea (On-Line Analytical Processing). OLAP realiza un análisis multidimensional de los datos de negocio y proporciona la capacidad para realizar cálculos complejos, análisis de tendencias y modelos de datos sofisticados. Se ha convertido en la base fundamental para soluciones inteligentes incluyendo <text:span text:style-name="T1">Business Performance Management</text:span>, planificación, presupuestos, previsiones, informes financieros, análisis, modelos de simulación, descubrimiento de conocimiento e informes de depósito de datos. OLAP permite a los usuarios realizar análisis ad hoc de los datos en múltiples dimensiones, lo que proporciona el conocimiento y la comprensión que necesitan para tomar decisiones mejor.</text:p>
      <text:list xml:id="list39441891" text:continue-numbering="true" text:style-name="Numbering_20_1">
        <text:list-item>
          <text:list>
            <text:list-header>
              <text:h text:style-name="Tesis-SubSeccionNumerada" text:outline-level="2">Tablero de control (TdeC)</text:h>
            </text:list-header>
          </text:list>
        </text:list-item>
      </text:list>
      <text:p text:style-name="Tesis-Normal">El término de “tablero de control” nos da una idea del panel que se encuentra <text:s/>debajo del parabrisas de un vehículo y que contiene varios instrumentos y <text:s/>controles donde se reúnen todos los datos y funciones pertinentes con lo que <text:s/>proporciona un fácil uso y comodidad a la hora de tomar decisiones.</text:p>
      <text:p text:style-name="Tesis-Normal">Por ejemplo al conducir <text:s/>un automóvil, de manera similar en una aeronave, donde los pilotos <text:soft-page-break/>calificados, a través de estos elementos en el tablero de control, pueden monitorear la información, tener una visión hacia dónde se dirigen y saber si se tiene algún problema durante el vuelo. Estos ejemplos han inspirado el mismo concepto de escritorio; es claro el propósito del tablero de control en estos 2 escenarios, “controlar y manejar un sistema complejo e interdependiente”.</text:p>
      <text:p text:style-name="Tesis-Normal">Para la búsqueda de información de los organismos públicos, el tablero de control de la Provincia de Misiones; y para las organizaciones privadas, se buscará información de las grandes organizaciones de la provincia, relevada en el proyecto de Investigación.- </text:p>
      <text:list xml:id="list39436867" text:continue-numbering="true" text:style-name="Numbering_20_1">
        <text:list-item>
          <text:list>
            <text:list-header>
              <text:h text:style-name="Tesis-SubSeccionNumerada" text:outline-level="2">Modelos de Capacitación</text:h>
            </text:list-header>
          </text:list>
        </text:list-item>
      </text:list>
      <text:p text:style-name="Tesis-Normal">Es la representación ideal y práctica del proceso de capacitación y desarrollo<text:reference-mark-start text:name="ZOTERO_ITEM CSL_CITATION {&quot;citationID&quot;:&quot;dLCVU7TI&quot;,&quot;properties&quot;:{&quot;formattedCitation&quot;:&quot;[6]&quot;,&quot;plainCitation&quot;:&quot;[6]&quot;},&quot;citationItems&quot;:[{&quot;id&quot;:356,&quot;uris&quot;:[&quot;http://zotero.org/users/1147257/items/ECGZR3VN&quot;],&quot;uri&quot;:[&quot;http://zotero.org/users/1147257/items/ECGZR3VN&quot;],&quot;itemData&quot;:{&quot;id&quot;:356,&quot;type&quot;:&quot;article&quot;,&quot;title&quot;:&quot;PROPUESTA DE UN MODELO DE CAPACITACIÓN Y DESARROLLO AL  PERSONAL DOCENTE DE LA UNIVERSIDAD&quot;,&quot;URL&quot;:&quot;http://www.univo.edu.sv:8081/tesis/007437/007437_Cap5.pdf&quot;,&quot;accessed&quot;:{&quot;year&quot;:2012,&quot;month&quot;:10,&quot;day&quot;:24}}}],&quot;schema&quot;:&quot;https://github.com/citation-style-language/schema/raw/master/csl-citation.json&quot;} RNDplU1vOOegA"/>[6]<text:reference-mark-end text:name="ZOTERO_ITEM CSL_CITATION {&quot;citationID&quot;:&quot;dLCVU7TI&quot;,&quot;properties&quot;:{&quot;formattedCitation&quot;:&quot;[6]&quot;,&quot;plainCitation&quot;:&quot;[6]&quot;},&quot;citationItems&quot;:[{&quot;id&quot;:356,&quot;uris&quot;:[&quot;http://zotero.org/users/1147257/items/ECGZR3VN&quot;],&quot;uri&quot;:[&quot;http://zotero.org/users/1147257/items/ECGZR3VN&quot;],&quot;itemData&quot;:{&quot;id&quot;:356,&quot;type&quot;:&quot;article&quot;,&quot;title&quot;:&quot;PROPUESTA DE UN MODELO DE CAPACITACIÓN Y DESARROLLO AL  PERSONAL DOCENTE DE LA UNIVERSIDAD&quot;,&quot;URL&quot;:&quot;http://www.univo.edu.sv:8081/tesis/007437/007437_Cap5.pdf&quot;,&quot;accessed&quot;:{&quot;year&quot;:2012,&quot;month&quot;:10,&quot;day&quot;:24}}}],&quot;schema&quot;:&quot;https://github.com/citation-style-language/schema/raw/master/csl-citation.json&quot;} RNDplU1vOOegA"/>, que comprende un esquema explicativo de las operaciones que se deben realizar para su debido cumplimiento con el fin de mejorar el proceso de enseñanza, <text:s/>optimizar la capacidad y fomentar el desarroll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DejaVu Sans Condensed" svg:font-family="'DejaVu Sans Condensed'"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esis-Normal" style:family="paragraph" style:parent-style-name="Standard" style:master-page-name="">
      <style:paragraph-properties fo:margin-left="0cm" fo:margin-right="0cm" fo:margin-top="0cm" fo:margin-bottom="0.499cm" fo:line-height="150%" fo:text-align="justify" style:justify-single-word="false" fo:text-indent="1cm" style:auto-text-indent="false" style:page-number="auto"/>
      <style:text-properties style:font-name="Times New Roman1" style:font-size-asian="10.5pt"/>
    </style:style>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DejaVu Sans Condensed" style:font-size-asian="14pt" style:font-name-complex="DejaVu Sans Condensed" style:font-size-complex="14pt"/>
    </style:style>
    <style:style style:name="Tesis-SeccionNumerada" style:family="paragraph" style:parent-style-name="Header" style:next-style-name="Tesis-Normal" style:default-outline-level="1" style:list-style-name="Numbering_20_1" style:master-page-name="">
      <style:paragraph-properties fo:margin-top="0cm" fo:margin-bottom="1cm" style:page-number="auto">
        <style:tab-stops/>
      </style:paragraph-properties>
      <style:text-properties fo:font-size="18pt" fo:font-weight="bold" style:font-size-asian="10.5pt"/>
    </style:style>
    <style:style style:name="Tesis-SubSeccionNumerada" style:family="paragraph" style:parent-style-name="Tesis-SeccionNumerada" style:next-style-name="Tesis-Normal" style:default-outline-level="2" style:list-style-name="Numbering_20_1">
      <style:text-properties fo:font-size="16pt" style:font-size-asian="10.5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1H25M14S</meta:editing-duration>
    <meta:editing-cycles>5</meta:editing-cycles>
    <meta:generator>LibreOffice/3.4$Win32 LibreOffice_project/340m1$Build-302</meta:generator>
    <dc:date>2013-02-13T19:29:33.64</dc:date>
    <meta:document-statistic meta:table-count="0" meta:image-count="0" meta:object-count="0" meta:page-count="4" meta:paragraph-count="28" meta:word-count="1180" meta:character-count="7759" meta:non-whitespace-character-count="6595"/>
    <meta:user-defined meta:name="Info 1"/>
    <meta:user-defined meta:name="Info 2"/>
    <meta:user-defined meta:name="Info 3"/>
    <meta:user-defined meta:name="Info 4"/>
  </office:meta>
</office:document-meta>
</file>